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style:font-name-asian="Times-Roman" style:font-size-asian="14pt" style:font-name-complex="Times-Roman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 New Roman" fo:font-size="14pt" style:font-name-asian="Times-Roman" style:font-size-asian="14pt" style:font-name-complex="Times-Roman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normal" style:font-name-asian="Times-Roman" style:font-size-asian="14pt" style:font-weight-asian="normal" style:font-name-complex="Times-Roman" style:font-size-complex="14pt" style:font-weight-complex="normal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" fo:font-size="14pt" style:font-name-asian="Times-Roman" style:font-size-asian="14pt" style:font-name-complex="Times-Roman" style:font-size-complex="14pt"/>
    </style:style>
    <style:style style:name="P9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Heading_20_2">
      <style:paragraph-properties fo:text-align="start" style:justify-single-word="false"/>
      <style:text-properties style:font-name="Times New Roman" fo:font-size="14pt" fo:language="en" fo:country="US" fo:font-style="italic" style:font-size-asian="14pt" style:font-size-complex="14pt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Text_20_body" style:list-style-name="L1">
      <style:paragraph-properties fo:margin-top="0cm" fo:margin-bottom="0cm" fo:text-align="start" style:justify-single-word="false"/>
    </style:style>
    <style:style style:name="P14" style:family="paragraph" style:parent-style-name="Text_20_body" style:list-style-name="L1">
      <style:paragraph-properties fo:margin-top="0cm" fo:margin-bottom="0cm"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tyle="italic"/>
    </style:style>
    <style:style style:name="T4" style:family="text">
      <style:text-properties fo:font-weight="bold"/>
    </style:style>
    <style:style style:name="T5" style:family="text">
      <style:text-properties style:font-name="Times New Roman" fo:font-size="14pt" fo:language="ru" fo:country="RU" fo:font-weight="bold" style:font-size-asian="14pt" style:font-size-complex="14pt"/>
    </style:style>
    <style:style style:name="T6" style:family="text">
      <style:text-properties style:font-name="Times New Roman" fo:font-size="14pt" fo:language="ru" fo:country="RU" style:font-size-asian="14pt" style:font-size-complex="14pt"/>
    </style:style>
    <style:style style:name="T7" style:family="text">
      <style:text-properties style:font-name="Times New Roman" fo:font-size="14pt" fo:language="ru" fo:country="RU" fo:font-style="italic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Вопрос 25. Сетевые операционные системы <text:span text:style-name="T1">Windows 9x. </text:span><text:span text:style-name="T2">Спецификация </text:span><text:span text:style-name="T1">Plug &amp; Play. </text:span><text:span text:style-name="T2">Загрузка ОС семейства </text:span><text:span text:style-name="T1">9x.</text:span></text:h>
      <text:p text:style-name="P6"><text:span text:style-name="T5">Windows 9x</text:span><text:span text:style-name="T6"> — часто используемое общее название для </text:span><text:a xlink:type="simple" xlink:href="../../../../../../../wiki/%25D0%259E%25D0%25BF%25D0%25B5%25D1%2580%25D0%25B0%25D1%2586%25D0%25B8%25D0%25BE%25D0%25BD%25D0%25BD%25D0%25B0%25D1%258F_%25D1%2581%25D0%25B8%25D1%2581%25D1%2582%25D0%25B5%25D0%25BC%25D0%25B0"><text:span text:style-name="T8">операционных систем</text:span></text:a><text:span text:style-name="T6"> </text:span><text:a xlink:type="simple" xlink:href="../../../../../../../wiki/Microsoft_Windows"><text:span text:style-name="T8">Microsoft Windows</text:span></text:a><text:span text:style-name="T6"> версий 4.x: </text:span><text:a xlink:type="simple" xlink:href="../../../../../../../wiki/Windows_95"><text:span text:style-name="T8">Windows 95</text:span></text:a><text:span text:style-name="T6">, </text:span><text:a xlink:type="simple" xlink:href="../../../../../../../wiki/Windows_98"><text:span text:style-name="T8">Windows 98</text:span></text:a><text:span text:style-name="T6">/98SE и </text:span><text:a xlink:type="simple" xlink:href="../../../../../../../wiki/Windows_Me"><text:span text:style-name="T8">Windows Me</text:span></text:a><text:span text:style-name="T6"> от </text:span><text:a xlink:type="simple" xlink:href="../../../../../../../wiki/Microsoft"><text:span text:style-name="T8">корпорации Microsoft</text:span></text:a><text:span text:style-name="T6">. Поскольку </text:span><text:a xlink:type="simple" xlink:href="../../../../../../../w/index.php%3Ftitle=%25D0%2590%25D1%2580%25D1%2585%25D0%25B8%25D1%2582%25D0%25B5%25D0%25BA%25D1%2582%25D1%2583%25D1%2580%25D0%25B0_(%25D0%25BA%25D0%25BE%25D0%25BC%25D0%25BF%25D1%258C%25D1%258E%25D1%2582%25D0%25B5%25D1%2580%25D1%258B)&amp;action=edit&amp;redlink=1"><text:span text:style-name="T8">архитектура</text:span></text:a><text:span text:style-name="T6"> этих систем весьма схожа, термин </text:span><text:span text:style-name="T5">Windows 9x</text:span><text:span text:style-name="T6"> зачастую используется для обозначения их всех (например, при сравнении этих систем с системами линии </text:span><text:a xlink:type="simple" xlink:href="../../../../../../../wiki/Windows_NT"><text:span text:style-name="T8">Windows NT</text:span></text:a><text:span text:style-name="T6">).</text:span></text:p>
      <text:p text:style-name="P5">Все версии:</text:p>
      <text:list xml:id="list20331067" text:style-name="L1">
        <text:list-item>
          <text:p text:style-name="P13"><text:a xlink:type="simple" xlink:href="../../../../../../../wiki/Microsoft_Windows_95"><text:span text:style-name="T6">Microsoft Windows 95</text:span></text:a></text:p>
          <text:list>
            <text:list-item>
              <text:p text:style-name="P14">Windows 95</text:p>
            </text:list-item>
            <text:list-item>
              <text:p text:style-name="P14">Windows 95a (OEM Service Release 1)</text:p>
            </text:list-item>
            <text:list-item>
              <text:p text:style-name="P14">Windows 95b (OEM Service Release 2)</text:p>
            </text:list-item>
            <text:list-item>
              <text:p text:style-name="P14">Windows 95c (OEM Service Release 2.1)</text:p>
            </text:list-item>
          </text:list>
        </text:list-item>
        <text:list-item>
          <text:p text:style-name="P13"><text:a xlink:type="simple" xlink:href="../../../../../../../wiki/Microsoft_Windows_98"><text:span text:style-name="T6">Microsoft Windows 98</text:span></text:a></text:p>
          <text:list>
            <text:list-item>
              <text:p text:style-name="P14">Windows 98</text:p>
            </text:list-item>
            <text:list-item>
              <text:p text:style-name="P14">Windows 98 Second Edition (<text:span text:style-name="T3">Второе издание</text:span>) или коротко Windows 98 SE</text:p>
            </text:list-item>
          </text:list>
        </text:list-item>
        <text:list-item>
          <text:p text:style-name="P16"><text:a xlink:type="simple" xlink:href="../../../../../../../wiki/Microsoft_Windows_Millennium_Edition"><text:span text:style-name="T8">Microsoft Windows Millennium Edition</text:span></text:a><text:span text:style-name="T6"> (</text:span><text:a xlink:type="simple" xlink:href="../../../../../../../wiki/%25D0%25A2%25D1%258B%25D1%2581%25D1%258F%25D1%2587%25D0%25B5%25D0%25BB%25D0%25B5%25D1%2582%25D0%25B8%25D0%25B5"><text:span text:style-name="T8">Тысячелетнее</text:span></text:a><text:span text:style-name="T7"> издание</text:span><text:span text:style-name="T6">) или коротко </text:span><text:span text:style-name="T7">Windows Me</text:span></text:p>
        </text:list-item>
      </text:list>
      <text:p text:style-name="P4">WINDOWS 95<text:line-break/><text:line-break/>В августе 1995 года вышла в свет Windows 95, но её выход не привел к вытеснению MS-DOS, хотя почти все функции MS-DOS были перенесены в Windows. Как Windows 95, так и новая версия MS-DOS 7.0 содержали большинство особенностей монолитной операционной системы, включая виртуальную память и управление процессами. Однако ОС Windows 95 не была полностью 32-разрядной программой. Она содержала большие куски 16-разрядного ассемблерного кода (а также немного 32-разрядного) и продолжала использовать файловую систему MS-DOS, практически со всеми её ограничениями. Единственное значительное изменение файловой системы заключалось в добавлении длинных имен файлов к именам из 8+3 символа, разрешенным в MS-DOS.<text:line-break/><text:line-break/><text:line-break/><text:line-break/>WINDOWS 98<text:line-break/><text:line-break/>Даже в выпуске Windows 98 в июне 1998 года MS-DOS все ещё присутствовала (теперь она называлась версией 7.1) и состояла из 16-разрядного кода. Хотя теперь ещё больше функций было переведено из MS-DOS-части системы в часть Windows, а поддержка больших дисковых разделов стала стандартом, по своему строению ОС Windows 98 не сильно отличалась от Windows 95. Основное отличие заключалось в интерфейсе пользователя, в большей степени интегрировавшем в себе Интернет и рабочий стол пользователя. Именно эта интеграция и привлекла внимание Министерства юстиции США, которое затем выдвинуло против корпорации Microsoft иск, обвиняя корпорацию Microsoft в нарушении закона о монополиях. Корпорация Microsoft яростно отрицала свою вину. В апреле 2000 года Федеральный суд США согласился с правительством. Кроме того, что в ядре ОС Windows 98 содержался большой кусок 16-разрядного ассемблерного кода, у этой системы были ещё серьёзные проблемы, Во-первых, хотя эта система была многозадачной, само ядро не был реентерабельным, Если процесс был занят управлением какой-либо структурой данных в <text:soft-page-break/>ядре, а затем его квант времени заканчивался и начинал работу другой процесс, новый процесс мог получить структуру данных в противоречивом состоянии. Чтобы предотвратить возникновение подобной проблемы, большинство процессов, зайдя в ядро, первым делом получали гигантский мьютекс, покрывающий всю систему, прежде чем приступить к каким-либо действиям. Хотя такой подход и устранял потенциальную угрозу противоречивости структур данных, он также уничтожал большую часть преимуществ многозадачности, так как процессам, чтобы войти в ядро, часто приходилось ждать пока другой процесс ядро покинет. <text:line-break/><text:line-break/>Во-вторых, у каждого процесса было 4-гигабайтное адресное пространство, в котором первые 2 Гбайт полностью принадлежали процессу. Однако следующий 1Гбайт совместно использовался (с возможностью записи) всеми процессами системы. Нижний 1Мбайт так совместно использовался всеми процессами, чтобы все они могли получать доступ к векторам прерывания MS-DOS. Эта возможность вовсю использовалась большинством приложений Windows 98. В результате ошибка в одной программе могла повредить ключевые структуры данных, используемые посторонними процессами, вследствие чего все эти процессы рушились. Что ещё хуже, последний 1Гбайт совместно использовался (с возможностью записи) процессами и ядром и содержал некоторые критические структуры данных. Любая программа, записав поверх этих структур какой-либо мусор (преднамеренно или нет), могла вывести из строя всю систему. Очевидное решение, заключающееся в том, чтобы не помещать структуры данных ядра в пространство пользователя, было неприменимо, так как старые программы, написанные для MS-DOS, не смогли бы тогда работать в Windows 98.<text:line-break/>WINDOWS ME<text:line-break/><text:line-break/>В 2000 году корпорация Microsoft выпустила слегка измененную версию системы Windows 98, названную Windows<text:line-break/><text:line-break/>Me<text:line-break/>(Windows Millennium Edition — Windows, выпуск тысячелетия). Хотя в данной версии были исправлены некоторые ошибки, а также добавлены новые функции, под внешней оболочкой скрывалась все та же Windows 98. Новые функции включали в себя улучшенные возможности организации и совместного использования изображений, музыки и фильмов, серьезнее поддерживали работу с сетью на дому и многопользовательские игры, а также содержали больше функций, относящихся к Интернету, таких как поддержка мгновенных сообщений и широкополосных соединений (кабельных модемов и ADSL). Одна интересная новая функция состояла в возможности восстановить прежние настройки компьютера после неверной установки каких-либо параметров. Если пользователь перенастраивал систему (например, изменял paзрешение экрана с 640x480 на 1024х768), и после этого система переставала работать, теперь он мог вернуться к последней работающей конфигурации.</text:p>
      <text:p text:style-name="P3"/>
      <text:p text:style-name="P3">Операционные системы Windows являются сетевыми. В дистрибутивы входит все</text:p>
      <text:p text:style-name="P2">необходимое системное сетевое программное обеспечение, которое легко и быст-</text:p>
      <text:p text:style-name="P2">ро устанавливается и конфигурируется. Используется программный интерфейс</text:p>
      <text:p text:style-name="P2">NetBIOS и технология SMB (Server Message Blocks). Системы главным образом</text:p>
      <text:p text:style-name="P2">предназначены для работы в составе рабочих групп, то есть для построения одно-</text:p>
      <text:p text:style-name="P2">ранговых вычислительных сетей, хотя операционные системы Windows 95 и Windows</text:p>
      <text:p text:style-name="P2">98 допускают работу в составе домена в сетях клиент-сервер. Для этого они</text:p>
      <text:p text:style-name="P2">имеют все необходимые программные модули и интерфейсные экранные формы.</text:p>
      <text:p text:style-name="P2">Однако, поскольку в случае их использования в корпоративных сетях существен-</text:p>
      <text:p text:style-name="P2">ным образом начинает страдать информационная безопасность, делать это не ре-</text:p>
      <text:p text:style-name="P2"><text:soft-page-break/>комендуется.</text:p>
      <text:p text:style-name="P2"/>
      <text:p text:style-name="P7"><text:span text:style-name="T4">1.1 Сетевые возможности Windows</text:span> <text:span text:style-name="T4">95 </text:span><text:line-break/>Подсистема связи в Windows 95 предоставляет пользователям одновременный доступ к разнообразным видам коммуникационного сервиса, таким как электронная почта, факсимильная связь, оперативные службы (online services). В Windows 95 подсоединиться к любой службе связи не сложнее, чем к сети. Windows 95 обеспечивает следующие сетевые возможности. <text:line-break/><text:span text:style-name="T4">Простое подключение и управление работой модема</text:span>. Пользователю необходимо лишь установить тип модема и настроить его. После этого все приложения Windows 95 смогут работать с модемом. Пользователи могут установить тип модема как в опции Modems(Модемы) в Control Panel (Панель управления), так и в любом из приложений Windows 95 при первом его запуске. Облегчить работу с модемом призваны следующие средства связи: HyperTerminal (программа-преемник Terminal из Windows 3.1) соединяет с помощью модема два компьютера для передачи файлов, а Phone Dialer (Номеронабиратель) осуществляет набор номера для голосового звонка по телефону. <text:line-break/><text:span text:style-name="T4">Электронная почта и клиент Microsoft</text:span> <text:span text:style-name="T4">Exchange</text:span>. Microsoft Exchange – универсальный информационный клиент, который может принимать и отправлять почтовые сообщения из любого приложения, поддерживающего интерфейс MAPI (интерфейс программирования сетевых приложений). К таким приложениям относятся работающие в ЛВС системы электронной почты, например Microsoft Mail или оперативные системы электронной почты типа CompuServe или The Microsoft Network. Клиент Microsoft Exchange также может отправлять и принимать факсы и другие сообщения. <text:line-break/><text:span text:style-name="T4">Microsoft</text:span> <text:span text:style-name="T4">Fax. </text:span>Microsoft Fax предоставляет компьютеру, работающему под Windows 95, все возможности факсимильного аппарата. Для пользователей, имеющих факс-модем и Microsoft Fax, обмен факс-сообщениями и файлами становится не сложнее вывода документа на печать или отправки электронной почты. <text:line-break/><text:span text:style-name="T4">Dial-Up</text:span> <text:span text:style-name="T4">Networking</text:span> <text:span text:style-name="T4">и переносные компьютеры. </text:span>Сервис Dial-Up Networking (Удаленный доступ к сети) предоставляет удаленным пользователям все возможности работы в сети, включая выгрузку и просмотр электронной почты, доступ к коллективно используемым файлам, запуск клиент-серверных приложений. К другим средствам работы с портативными компьютерами относятся: Briefcase (Портфель), который сохраняет последние версии документов на двух компьютерах сразу; Direct Cable Connection (Прямое соединение), соединяющее два компьютера для совместного использования ресурсов одного из компьютеров; отложенная печать, которая позволяет удаленным пользователям полностью подготавливать документы к печати и распечатывать их по возвращении на рабочее место; удаленная почта с помощью клиента Microsoft Exchange, поставляемого с Windows 95. <text:line-break/><text:span text:style-name="T4">The</text:span> <text:span text:style-name="T4">Microsoft</text:span> <text:span text:style-name="T4">Network. </text:span>Позвонив со своего компьютера в эту оперативную службу, можно легко и за невысокую плату получаете доступ к системе электронной почты, BBS, «гостиным» (chat rooms), библиотекам файлов и телеконференциям Internet. The Microsoft Network – лучший способ получить информацию и техническую поддержку по продуктам Microsoft<text:span text:style-name="T4">.</text:span> <text:line-break/><text:span text:style-name="T4">Доступ в Internet. </text:span>Windows 95 поддерживает все основные протоколы связи и предоставляет утилиты, необходимые для подключения компьютера к серверу доступа в Internet. В Windows 95 гибкая структура подсистемы связи. Она разделена на три части: 32-разрядные коммуникационные интерфейсы API и TAPI, универсальный драйвер модема, драйверы коммуникационных портов. Новый драйвер коммуникационного устройства, – VCOMM – работает в защищенном режиме и позволяет Windows-приложениям и драйверам использовать порты и модемы. Чтобы зря не расходовать системные ресурсы, коммуникационные драйверы загружаются в память только на время, требуемое <text:soft-page-break/>приложением. Кроме того, благодаря встроенной в Windows 95 поддержке технологии Plug and Play VCOMM помогает пользователю устанавливать и настраивать коммуникационные устройства. <text:span text:style-name="T4">32-разрядные коммуникационные интерфейсы API</text:span> обеспечивают независимый от типа устройства интерфейс для использования модемов и коммуникационных устройств. Приложения вызывают функции API для настройки модемов и ввода / вывода данных. Через TAPI приложения могут управлять работой модемов и других устройств, использующих телефонную линию. <text:span text:style-name="T4">Универсальный драйвер модема (Unimodem)</text:span> представляет собой программный уровень, обслуживающий модемы, факс-модемы и речевую связь. Unimodem избавляет пользователей и разработчиков приложений от необходимости знать набор АТ-команд для набора номера, ответа на входящий звонок и конфигурирования модема. Он выполняет все эти задачи сам, с помощью минидрайверов, написанных поставщиками модемов. <text:span text:style-name="T4">Драйверы порта </text:span>отвечают за связь с портами ввода / вывода, доступные через драйвер VCOMM. Они обеспечивают многоуровневый подход к связи с устройством. Windows 95 предоставляет драйвер для связи через последовательный и параллельный порты, а изготовители оборудования могут предоставить драйверы портов для взаимодействия с их собственными адаптерами, такими как многопортовые адаптеры связи. [1] <text:line-break/><text:span text:style-name="T4">1.2 Сетевые возможности Windows</text:span> <text:span text:style-name="T4">98 </text:span><text:line-break/>Операционная система Windows 98 позволяет использовать компьютер не только автономно, но и в рамках локальной компьютерной сети. Система содержит все необходимые для создания одноранговой сети, в нее входит также клиентское программное обеспечение для работы компьютера под управлением серверных сетей Windows NT и Novell Net Ware. Чтобы подключить компьютер к локальной сети, необходимо установить в него плату сетевого адаптера и обеспечить физическое соединение компьютеров друг с другом. После этого необходимо произвести установку программных компонентов сети, в число которых входят: драйвер сетевого адаптера, сетевые протоколы, сетевые клиенты и сетевые службы. Если сетевой адаптер удовлетворяет стандарту Plug and Play, то установка драйверов может быть произведена автоматически. Одноранговая локальная сеть под управлением Windows 98 использует протокол <text:span text:style-name="T3">NetBEUL.</text:span> Локальная сеть под управлением сервера Novell Net Ware использует протокол <text:span text:style-name="T3">IPX/SPX.</text:span> Сетевой клиент, который должен быть установлен, определяется в соответствии с используемым сетевым протоколом. При использовании протокола <text:span text:style-name="T3">NetBEUL</text:span> или <text:span text:style-name="T3">TCP/IP</text:span> следует при установке выбрать «Клиент для сетей Microsoft (LAN Manager, Windows NT Server)». Если сеть основана на использовании протокола <text:span text:style-name="T3">IPX/SPX</text:span>, следует установить «Клиент для сетей NetWare». Windows 98 является полноценной одноранговой сетевой системой, и может выступать в качестве сетевого клиента, способной эффективно взаимодействовать с установленными на других компьютерах системами (Windows for Workgroups, Workgroup Add-on for MS-DOS, Windows 95, Windows 98, Windows NT Workstation). <text:line-break/>Также можно подчеркнуть следующие сетевые черты. Достаточно использовать только 32-разрядные сетевые компоненты для Windows 98, которым не нужна базовая память MS-DOS. Большая часть необходимых сетевых операций доступна посредством графического интерфейса Windows 98. Подавляющее большинство сетевых адаптеров распознается и конфигурируется автоматически. С одного компьютера можно одновременно подключиться к нескольким сетям. Однотипные клиентские операции, такие, как вход в сеть, подключение и получение доступа к сетевым ресурсам, унифицированы при работе с различными серверами. Системный администратор может использовать инструменты для редактирования профилей пользователей и системной политики. В число стандартных средств Windows 98 входит инструментарий для удаленного доступа к сети [2]. <text:line-break/><text:span text:style-name="T4">1.3 Сетевые возможности Windows Millennium</text:span> <text:line-break/><text:soft-page-break/>Операционная система Microsoft Windows Millennium Edition (Windows Me) – это непосредственный ответ на растущие сетевые потребности пользователей. Операционная система Windows Millennium Edition включает в себя новые сетевые компоненты для применения в домашних условиях, а также обновления сетевых компонентов до уровня операционной системы Windows 98 Second Edition. Операционная система Windows Millennium Edition рассчитана на то, чтобы дать пользователям домашних компьютеров возможность проводить больше времени в Интернете, иметь общие данные для нескольких домашних компьютеров, слушать музыку с помощью компьютеров, хранить больше картинок, тратить больше времени на игры как локальные, так и по Интернету, и меньше – на техническую поддержку и перезагрузку компьютеров. <text:line-break/>Ядро сетевой архитектуры не только обеспечивает все эти преимущества – оно еще и обновлено с целью повышения быстродействия и стабильности работы и при этом может работать с широким спектром оборудования и программных технологий, доступных современному пользователю. Группа разработки сетей Windows (Windows Networking Team) после нескольких лет напряженной работы рада представить новые сетевые компоненты. Данный документ предназначен для подробного ознакомления с реализованными в них усовершенствованиями и дополнениями. <text:line-break/>В Windows Me включены два собственных клиента защищенного режима: для сетей Microsoft (Windows, LAN Manager, Windows NT/2000) и Novell NetWare. Кроме того, в число стандартных средств Windows Me входит инструментарий для удаленного доступа к сети. <text:line-break/>Windows Me, как и Windows 95/98, содержит команду NET для работы с локальной сетью через командную строку. Тем не менее для работы с сетью вполне хватает графических средств оболочки и 32-разрядных сетевых компонентов Windows Me. При этом подавляющее большинство сетевых адаптеров распознается и конфигурируется автоматически, при обнаружении сетевого адаптера по умолчанию устанавливаются практически универсальные параметры рабочей станции. <text:line-break/>Файловая система Windows Me позволяет сетевому клиенту кэшировать операции чтения с сети и использовать длинные имена файлов на серверах Novell NetWare (в пространстве имен OS/2), Windows 95/98/ME, Windows NT/2000. Системный администратор может применять инструменты для редактирования профилей пользователей и системной политики [3]. </text:p>
      <text:h text:style-name="P10" text:outline-level="2">Plug &amp; Play</text:h>
      <text:p text:style-name="P6"><text:span text:style-name="T5">Plug and Play</text:span><text:span text:style-name="T6"> (сокр. PnP), дословно переводится как «включил и играй (работай)» — технология, предназначенная для быстрого определения и конфигурирования устройств в </text:span><text:a xlink:type="simple" xlink:href="../../../../../../../wiki/%25D0%259A%25D0%25BE%25D0%25BC%25D0%25BF%25D1%258C%25D1%258E%25D1%2582%25D0%25B5%25D1%2580"><text:span text:style-name="T8">компьютере</text:span></text:a><text:span text:style-name="T6"> и других технических устройствах. Разработана фирмой </text:span><text:a xlink:type="simple" xlink:href="../../../../../../../wiki/Microsoft"><text:span text:style-name="T8">Microsoft</text:span></text:a><text:span text:style-name="T6"> при содействии других компаний. Технология PnP основана на использовании объектно-ориентированной архитектуры, ее объектами являются внешние устройства и программы. Операционная система автоматически распознает объекты и вносит изменения в конфигурацию абонентской системы.</text:span></text:p>
      <text:p text:style-name="P5">Основные знания о PnP:</text:p>
      <text:list xml:id="list20350995" text:style-name="L2">
        <text:list-item>
          <text:p text:style-name="P15">PNP BIOS — расширения BIOS для работы с PnP устройствами.</text:p>
        </text:list-item>
        <text:list-item>
          <text:p text:style-name="P12">Plug and Play Device ID — идентификатор PnP устройства имеет вид PNPXXXX, где XXXX — специальный код.</text:p>
        </text:list-item>
      </text:list>
      <text:h text:style-name="P11" text:outline-level="2">Загрузка <text:span text:style-name="T1">Windows 3x</text:span></text:h>
      <text:p text:style-name="P1"><text:span text:style-name="T1">Для своего запуска эта </text:span>операционная система требовала наличия среды MS DOS. При запуске программы WIN.COM последняя переводила микропроцессор в защищенный режим работы</text:p>
      <text:p text:style-name="P2">и начинала загружать ядро Windo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25T00:45:12.08</dc:date>
    <meta:editing-duration>PT9M54S</meta:editing-duration>
    <meta:editing-cycles>5</meta:editing-cycles>
    <meta:generator>LibreOffice/3.5$Windows_x86 LibreOffice_project/165a79a-7059095-e13bb37-fef39a4-9503d18</meta:generator>
    <meta:document-statistic meta:table-count="0" meta:image-count="0" meta:object-count="0" meta:page-count="5" meta:paragraph-count="35" meta:word-count="2187" meta:character-count="16769" meta:non-whitespace-character-count="14602"/>
  </office:meta>
</office:document-meta>
</file>